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82cm" fo:min-width="3.74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.56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9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51cm"/>
      <style:paragraph-properties style:writing-mode="lr-tb"/>
    </style:style>
    <style:style style:name="gr8" style:family="graphic" style:parent-style-name="standard">
      <style:graphic-properties svg:stroke-color="#ffff00"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11" style:family="graphic" style:parent-style-name="objectwithoutfill">
      <style:graphic-properties svg:stroke-color="#5b277d" draw:fill="solid" draw:textarea-vertical-align="middle"/>
    </style:style>
    <style:style style:name="gr12" style:family="graphic" style:parent-style-name="standard">
      <style:graphic-properties svg:stroke-color="#5b277d" draw:fill="none" draw:textarea-horizontal-align="justify" draw:textarea-vertical-align="middle" draw:auto-grow-height="false" fo:min-height="0.054cm" fo:min-width="3.532cm"/>
    </style:style>
    <style:style style:name="gr13" style:family="graphic" style:parent-style-name="standard">
      <style:graphic-properties svg:stroke-color="#5b277d" draw:fill="none" draw:textarea-horizontal-align="justify" draw:textarea-vertical-align="middle" draw:auto-grow-height="false" fo:min-height="0.082cm" fo:min-width="3.744cm"/>
    </style:style>
    <style:style style:name="gr14" style:family="graphic" style:parent-style-name="standard">
      <style:graphic-properties svg:stroke-color="#5b277d" draw:fill="none" draw:textarea-horizontal-align="justify" draw:textarea-vertical-align="middle" draw:auto-grow-height="false" fo:min-height="0.034cm" fo:min-width="2.188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5cm" svg:y1="0.5cm" svg:x2="4.5cm" svg:y2="0.5cm">
          <text:p/>
        </draw:line>
        <draw:g>
          <draw:g draw:name="Flaschenhals">
            <draw:line draw:style-name="gr1" draw:text-style-name="P1" draw:layer="layout" svg:x1="7.5cm" svg:y1="11.306cm" svg:x2="5.25cm" svg:y2="5.849cm">
              <text:p/>
            </draw:line>
            <draw:line draw:style-name="gr1" draw:text-style-name="P1" draw:layer="layout" svg:x1="9cm" svg:y1="11.306cm" svg:x2="11.25cm" svg:y2="5.849cm">
              <text:p/>
            </draw:line>
            <draw:line draw:style-name="gr1" draw:text-style-name="P1" draw:layer="layout" svg:x1="7.5cm" svg:y1="11.306cm" svg:x2="7.5cm" svg:y2="12.553cm">
              <text:p/>
            </draw:line>
            <draw:line draw:style-name="gr1" draw:text-style-name="P1" draw:layer="layout" svg:x1="9cm" svg:y1="11.306cm" svg:x2="9cm" svg:y2="12.553cm">
              <text:p/>
            </draw:line>
            <draw:line draw:style-name="gr1" draw:text-style-name="P1" draw:layer="layout" svg:x1="5.25cm" svg:y1="5.849cm" svg:x2="5.25cm" svg:y2="2cm">
              <text:p/>
            </draw:line>
            <draw:line draw:style-name="gr1" draw:text-style-name="P1" draw:layer="layout" svg:x1="11.25cm" svg:y1="5.849cm" svg:x2="11.25cm" svg:y2="2cm">
              <text:p/>
            </draw:line>
            <draw:custom-shape draw:style-name="gr2" draw:text-style-name="P2" draw:layer="layout" svg:width="6cm" svg:height="0.468cm" svg:x="5.25cm" svg:y="1.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1.5cm" svg:height="0.312cm" svg:x="7.5cm" svg:y="11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1.5cm" svg:height="0.312cm" svg:x="7.5cm" svg:y="12.3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" draw:text-style-name="P1" draw:layer="layout" svg:x1="5.1cm" svg:y1="4.991cm" svg:x2="5.25cm" svg:y2="19.024cm">
            <text:p/>
          </draw:line>
          <draw:line draw:style-name="gr1" draw:text-style-name="P1" draw:layer="layout" svg:x1="11.4cm" svg:y1="4.991cm" svg:x2="11.25cm" svg:y2="19.024cm">
            <text:p/>
          </draw:line>
          <draw:g draw:name="Flaschenhals_0">
            <draw:line draw:style-name="gr1" draw:text-style-name="P1" draw:layer="layout" svg:x1="7.5cm" svg:y1="26.196cm" svg:x2="5.25cm" svg:y2="20.739cm">
              <text:p/>
            </draw:line>
            <draw:line draw:style-name="gr1" draw:text-style-name="P1" draw:layer="layout" svg:x1="9cm" svg:y1="26.196cm" svg:x2="11.25cm" svg:y2="20.739cm">
              <text:p/>
            </draw:line>
            <draw:line draw:style-name="gr1" draw:text-style-name="P1" draw:layer="layout" svg:x1="7.5cm" svg:y1="26.197cm" svg:x2="7.5cm" svg:y2="27.444cm">
              <text:p/>
            </draw:line>
            <draw:line draw:style-name="gr1" draw:text-style-name="P1" draw:layer="layout" svg:x1="9cm" svg:y1="26.197cm" svg:x2="9cm" svg:y2="27.444cm">
              <text:p/>
            </draw:line>
            <draw:line draw:style-name="gr1" draw:text-style-name="P1" draw:layer="layout" svg:x1="5.25cm" svg:y1="20.739cm" svg:x2="5.25cm" svg:y2="19.024cm">
              <text:p/>
            </draw:line>
            <draw:line draw:style-name="gr1" draw:text-style-name="P1" draw:layer="layout" svg:x1="11.25cm" svg:y1="20.739cm" svg:x2="11.25cm" svg:y2="19.024cm">
              <text:p/>
            </draw:line>
            <draw:custom-shape draw:style-name="gr3" draw:text-style-name="P2" draw:layer="layout" svg:width="1.5cm" svg:height="0.312cm" svg:x="7.5cm" svg:y="26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1.5cm" svg:height="0.312cm" svg:x="7.5cm" svg:y="27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2" draw:layer="layout" svg:width="0.15cm" svg:height="0.156cm" svg:x="5.1cm" svg:y="4.99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" draw:text-style-name="P2" draw:layer="layout" svg:width="0.15cm" svg:height="0.156cm" svg:x="5.1cm" svg:y="5.147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" draw:text-style-name="P2" draw:layer="layout" svg:width="0.15cm" svg:height="0.156cm" svg:x="5.1cm" svg:y="5.30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" draw:text-style-name="P2" draw:layer="layout" svg:width="0.15cm" svg:height="0.156cm" svg:x="5.1cm" svg:y="5.61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" draw:text-style-name="P2" draw:layer="layout" svg:width="0.15cm" svg:height="0.156cm" svg:x="5.1cm" svg:y="5.459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4" draw:text-style-name="P2" draw:layer="layout" svg:width="0.15cm" svg:height="0.156cm" svg:x="11.25cm" svg:y="4.99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" draw:text-style-name="P2" draw:layer="layout" svg:width="0.15cm" svg:height="0.156cm" svg:x="11.25cm" svg:y="5.147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" draw:text-style-name="P2" draw:layer="layout" svg:width="0.15cm" svg:height="0.156cm" svg:x="11.25cm" svg:y="5.30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" draw:text-style-name="P2" draw:layer="layout" svg:width="0.15cm" svg:height="0.156cm" svg:x="11.25cm" svg:y="5.61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4" draw:text-style-name="P2" draw:layer="layout" svg:width="0.15cm" svg:height="0.156cm" svg:x="11.25cm" svg:y="5.459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g>
              <draw:custom-shape draw:style-name="gr4" draw:text-style-name="P2" draw:layer="layout" svg:width="0.15cm" svg:height="0.155cm" draw:transform="rotate (-1.5707963267949) translate (6.8cm 24.929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" draw:text-style-name="P2" draw:layer="layout" svg:width="0.15cm" svg:height="0.154cm" draw:transform="rotate (-1.5707963267949) translate (6.638cm 24.939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" draw:text-style-name="P2" draw:layer="layout" svg:width="0.15cm" svg:height="0.155cm" draw:transform="rotate (-1.5707963267949) translate (6.49cm 24.934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" draw:text-style-name="P2" draw:layer="layout" svg:width="0.15cm" svg:height="0.154cm" draw:transform="rotate (-1.5707963267949) translate (6.178cm 24.93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" draw:text-style-name="P2" draw:layer="layout" svg:width="0.15cm" svg:height="0.155cm" draw:transform="rotate (-1.5707963267949) translate (6.324cm 24.939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</draw:g>
            <draw:frame draw:style-name="gr5" draw:text-style-name="P3" draw:layer="layout" svg:width="2.25cm" svg:height="1.238cm" draw:transform="rotate (-1.5707963267949) translate (6.8cm 24.929cm)">
              <draw:text-box>
                <text:p><text:span text:style-name="T1">PU-Leim</text:span></text:p>
              </draw:text-box>
            </draw:frame>
            <draw:line draw:style-name="gr1" draw:text-style-name="P1" draw:layer="layout" svg:x1="5.711cm" svg:y1="25.088cm" svg:x2="5.093cm" svg:y2="24.938cm">
              <text:p/>
            </draw:line>
            <draw:frame draw:style-name="gr6" draw:text-style-name="P3" draw:layer="layout" svg:width="3cm" svg:height="1.249cm" draw:transform="rotate (-1.5707963267949) translate (5.725cm 24.9cm)">
              <draw:text-box>
                <text:p><text:span text:style-name="T1">PET-</text:span><text:span text:style-name="T1">Flasche</text:span></text:p>
              </draw:text-box>
            </draw:frame>
          </draw:g>
        </draw:g>
        <draw:frame draw:style-name="gr7" draw:text-style-name="P5" draw:layer="layout" svg:width="3.401cm" svg:height="1.301cm" draw:transform="rotate (-1.5707963267949) translate (13.602cm 2.8cm)">
          <draw:text-box>
            <text:p text:style-name="P4"><text:span text:style-name="T2">Vita </text:span><text:span text:style-name="T2">1</text:span></text:p>
          </draw:text-box>
        </draw:frame>
      </draw:page>
      <draw:page draw:name="page2" draw:style-name="dp1" draw:master-page-name="Standard">
        <draw:g draw:name="Flaschenhals">
          <draw:line draw:style-name="gr1" draw:text-style-name="P1" draw:layer="layout" svg:x1="7.25cm" svg:y1="25.236cm" svg:x2="5cm" svg:y2="19.779cm">
            <text:p/>
          </draw:line>
          <draw:line draw:style-name="gr1" draw:text-style-name="P1" draw:layer="layout" svg:x1="8.75cm" svg:y1="25.236cm" svg:x2="11cm" svg:y2="19.779cm">
            <text:p/>
          </draw:line>
          <draw:line draw:style-name="gr1" draw:text-style-name="P1" draw:layer="layout" svg:x1="7.25cm" svg:y1="25.236cm" svg:x2="7.25cm" svg:y2="26.483cm">
            <text:p/>
          </draw:line>
          <draw:line draw:style-name="gr1" draw:text-style-name="P1" draw:layer="layout" svg:x1="8.75cm" svg:y1="25.236cm" svg:x2="8.75cm" svg:y2="26.483cm">
            <text:p/>
          </draw:line>
          <draw:line draw:style-name="gr1" draw:text-style-name="P1" draw:layer="layout" svg:x1="5cm" svg:y1="19.8cm" svg:x2="5cm" svg:y2="12.73cm">
            <text:p/>
          </draw:line>
          <draw:line draw:style-name="gr1" draw:text-style-name="P1" draw:layer="layout" svg:x1="11cm" svg:y1="19.8cm" svg:x2="11cm" svg:y2="12.73cm">
            <text:p/>
          </draw:line>
          <draw:custom-shape draw:style-name="gr2" draw:text-style-name="P2" draw:layer="layout" svg:width="6cm" svg:height="0.468cm" svg:x="5cm" svg:y="12.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3" draw:text-style-name="P2" draw:layer="layout" svg:width="1.5cm" svg:height="0.312cm" svg:x="7.25cm" svg:y="25.0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3" draw:text-style-name="P2" draw:layer="layout" svg:width="1.5cm" svg:height="0.312cm" svg:x="7.25cm" svg:y="26.32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g>
          <draw:custom-shape draw:style-name="gr8" draw:text-style-name="P2" draw:layer="layout" svg:width="0.15cm" svg:height="0.156cm" svg:x="5cm" svg:y="12.7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2" draw:layer="layout" svg:width="0.15cm" svg:height="0.156cm" svg:x="5cm" svg:y="12.8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2" draw:layer="layout" svg:width="0.15cm" svg:height="0.156cm" svg:x="5cm" svg:y="13.03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2" draw:layer="layout" svg:width="0.15cm" svg:height="0.156cm" svg:x="5cm" svg:y="13.3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2" draw:layer="layout" svg:width="0.15cm" svg:height="0.156cm" svg:x="5cm" svg:y="13.1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8" draw:text-style-name="P2" draw:layer="layout" svg:width="0.15cm" svg:height="0.156cm" svg:x="10.85cm" svg:y="12.72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8" draw:text-style-name="P2" draw:layer="layout" svg:width="0.15cm" svg:height="0.156cm" svg:x="10.85cm" svg:y="12.876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8" draw:text-style-name="P2" draw:layer="layout" svg:width="0.15cm" svg:height="0.156cm" svg:x="10.85cm" svg:y="13.032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8" draw:text-style-name="P2" draw:layer="layout" svg:width="0.15cm" svg:height="0.156cm" svg:x="10.85cm" svg:y="13.344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8" draw:text-style-name="P2" draw:layer="layout" svg:width="0.15cm" svg:height="0.156cm" svg:x="10.85cm" svg:y="13.18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</draw:g>
        <draw:g>
          <draw:g>
            <draw:custom-shape draw:style-name="gr8" draw:text-style-name="P2" draw:layer="layout" svg:width="0.15cm" svg:height="0.155cm" draw:transform="rotate (-1.5707963267949) translate (6.701cm 24.929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" draw:text-style-name="P2" draw:layer="layout" svg:width="0.15cm" svg:height="0.154cm" draw:transform="rotate (-1.5707963267949) translate (6.539cm 24.939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" draw:text-style-name="P2" draw:layer="layout" svg:width="0.15cm" svg:height="0.155cm" draw:transform="rotate (-1.5707963267949) translate (6.391cm 24.934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" draw:text-style-name="P2" draw:layer="layout" svg:width="0.15cm" svg:height="0.154cm" draw:transform="rotate (-1.5707963267949) translate (6.079cm 24.93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" draw:text-style-name="P2" draw:layer="layout" svg:width="0.15cm" svg:height="0.155cm" draw:transform="rotate (-1.5707963267949) translate (6.225cm 24.939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frame draw:style-name="gr9" draw:text-style-name="P3" draw:layer="layout" svg:width="1.8cm" svg:height="0.607cm" draw:transform="rotate (-1.5707963267949) translate (6.601cm 24.9cm)">
            <draw:text-box>
              <text:p><text:span text:style-name="T1">P</text:span><text:span text:style-name="T1">U-</text:span><text:span text:style-name="T1">Le</text:span><text:span text:style-name="T1">im</text:span></text:p>
            </draw:text-box>
          </draw:frame>
          <draw:line draw:style-name="gr1" draw:text-style-name="P1" draw:layer="layout" svg:x1="5.612cm" svg:y1="25.088cm" svg:x2="4.994cm" svg:y2="24.938cm">
            <text:p/>
          </draw:line>
          <draw:frame draw:style-name="gr10" draw:text-style-name="P3" draw:layer="layout" svg:width="2.4cm" svg:height="0.607cm" draw:transform="rotate (-1.5707963267949) translate (5.626cm 24.9cm)">
            <draw:text-box>
              <text:p><text:span text:style-name="T1">PE</text:span><text:span text:style-name="T1">T-</text:span><text:span text:style-name="T1">Fl</text:span><text:span text:style-name="T1">as</text:span><text:span text:style-name="T1">ch</text:span><text:span text:style-name="T1">e</text:span></text:p>
            </draw:text-box>
          </draw:frame>
        </draw:g>
        <draw:g>
          <draw:line draw:style-name="gr11" draw:text-style-name="P1" draw:layer="layout" svg:x1="11cm" svg:y1="12.6cm" svg:x2="11cm" svg:y2="3.5cm">
            <text:p/>
          </draw:line>
          <draw:line draw:style-name="gr11" draw:text-style-name="P1" draw:layer="layout" svg:x1="5cm" svg:y1="12.6cm" svg:x2="5cm" svg:y2="3.5cm">
            <text:p/>
          </draw:line>
          <draw:line draw:style-name="gr11" draw:text-style-name="P1" draw:layer="layout" svg:x1="10.85cm" svg:y1="13.5cm" svg:x2="10.85cm" svg:y2="12.8cm">
            <text:p/>
          </draw:line>
          <draw:path draw:style-name="gr11" draw:text-style-name="P1" draw:layer="layout" svg:width="0.27cm" svg:height="0.083cm" draw:transform="skewX (-0.398633201155505) rotate (-2.5556856236953) translate (11.0756545439518cm 12.6502457281519cm)" svg:viewBox="0 0 271 84" svg:d="M0 84c180-1 271-84 271-84">
            <text:p/>
          </draw:path>
          <draw:path draw:style-name="gr11" draw:text-style-name="P1" draw:layer="layout" svg:width="0.27cm" svg:height="0.083cm" draw:transform="skewX (0.397586003604308) rotate (2.5555110907701) translate (5.15cm 12.8cm)" svg:viewBox="0 0 271 84" svg:d="M271 84c-181-1-271-84-271-84">
            <text:p/>
          </draw:path>
          <draw:line draw:style-name="gr11" draw:text-style-name="P1" draw:layer="layout" svg:x1="5.15cm" svg:y1="12.8cm" svg:x2="5.15cm" svg:y2="13.5cm">
            <text:p/>
          </draw:line>
          <draw:custom-shape draw:style-name="gr12" draw:text-style-name="P2" draw:layer="layout" svg:width="5.7cm" svg:height="0.43cm" svg:x="5.15cm" svg:y="13.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3" draw:text-style-name="P2" draw:layer="layout" svg:width="6cm" svg:height="0.468cm" svg:x="5cm" svg:y="12.3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path draw:style-name="gr11" draw:text-style-name="P1" draw:layer="layout" svg:width="1.654cm" svg:height="0.401cm" draw:transform="rotate (1.10706234454) translate (4.99999998445899cm 3.49999999222782cm)" svg:viewBox="0 0 1655 402" svg:d="M0 0c1118 0 1655 402 1655 402">
            <text:p/>
          </draw:path>
          <draw:path draw:style-name="gr11" draw:text-style-name="P1" draw:layer="layout" svg:width="1.654cm" svg:height="0.401cm" draw:transform="rotate (-1.10706234454) translate (10.2598566387749cm 2.02003282644837cm)" svg:viewBox="0 0 1655 402" svg:d="M1655 0c-1118 0-1655 402-1655 402">
            <text:p/>
          </draw:path>
          <draw:custom-shape draw:style-name="gr13" draw:text-style-name="P2" draw:layer="layout" svg:width="6cm" svg:height="0.468cm" svg:x="5.001cm" svg:y="4.05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4" draw:text-style-name="P2" draw:layer="layout" svg:width="3.8cm" svg:height="0.4cm" svg:x="6.1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5" draw:layer="layout" svg:width="3.401cm" svg:height="1.301cm" draw:transform="rotate (-1.5707963267949) translate (13.601cm 2.799cm)">
          <draw:text-box>
            <text:p text:style-name="P4"><text:span text:style-name="T2">Fanta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21:24:01.084763713</meta:creation-date>
    <dc:date>2021-12-30T10:40:28.453637817</dc:date>
    <meta:editing-duration>PT37M39S</meta:editing-duration>
    <meta:editing-cycles>8</meta:editing-cycles>
    <meta:generator>LibreOffice/6.4.7.2$Linux_X86_64 LibreOffice_project/40$Build-2</meta:generator>
    <meta:document-statistic meta:object-count="92"/>
  </office:meta>
</office:document-meta>
</file>